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3" style:family="graphic" style:parent-style-name="standard">
      <style:graphic-properties draw:stroke="none" svg:stroke-color="#000000" draw:fill="none" draw:fill-color="#ffffff" fo:min-height="0.8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552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7cm" svg:height="2.7cm" svg:x="3.81cm" svg:y="6.802cm">
          <draw:glue-point draw:id="12" svg:x="-2cm" svg:y="4.5cm"/>
          <draw:glue-point draw:id="13" svg:x="2cm" svg:y="4.5cm"/>
          <draw:glue-point draw:id="14" svg:x="-1.5cm" svg:y="-4.5cm"/>
          <draw:glue-point draw:id="15" svg:x="-4.5cm" svg:y="-2cm"/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cm" svg:height="2.7cm" svg:x="13.91cm" svg:y="6.702cm">
          <draw:glue-point draw:id="12" svg:x="-2cm" svg:y="4.5cm"/>
          <draw:glue-point draw:id="13" svg:x="4.5cm" svg:y="2cm"/>
          <draw:glue-point draw:id="14" svg:x="4.5cm" svg:y="-2cm"/>
          <draw:glue-point draw:id="15" svg:x="5cm" svg:y="1cm"/>
          <draw:glue-point draw:id="16" svg:x="5cm" svg:y="-1cm"/>
          <draw:glue-point draw:id="17" svg:x="2cm" svg:y="-4.5cm"/>
          <draw:glue-point draw:id="18" svg:x="-2cm" svg:y="-4.5cm"/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2cm" svg:height="3.2cm" svg:x="4.01cm" svg:y="13.202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cm" svg:height="1.08cm" svg:x="8.71cm" svg:y="4.802cm">
          <draw:text-box>
            <text:p text:style-name="P2"><text:span text:style-name="T1">enqueue / </text:span><text:span text:style-name="T1">null</text:span></text:p>
          </draw:text-box>
        </draw:frame>
        <draw:frame draw:style-name="gr4" draw:text-style-name="P3" draw:layer="layout" svg:width="3cm" svg:height="0.802cm" svg:x="14.41cm" svg:y="10.1cm">
          <draw:text-box>
            <text:p text:style-name="P2"><text:span text:style-name="T1">peek / </text:span><text:span text:style-name="T1">item</text:span></text:p>
          </draw:text-box>
        </draw:frame>
        <draw:frame draw:style-name="gr4" draw:text-style-name="P3" draw:layer="layout" svg:width="3.5cm" svg:height="0.802cm" svg:x="0.71cm" svg:y="7.702cm">
          <draw:text-box>
            <text:p text:style-name="P2"><text:span text:style-name="T1">isEmpty / 1</text:span></text:p>
          </draw:text-box>
        </draw:frame>
        <draw:frame draw:style-name="gr4" draw:text-style-name="P3" draw:layer="layout" svg:width="3cm" svg:height="0.802cm" svg:x="14.71cm" svg:y="4.6cm">
          <draw:text-box>
            <text:p text:style-name="P2"><text:span text:style-name="T1">isEmpty / 0</text:span></text:p>
          </draw:text-box>
        </draw:frame>
        <draw:frame draw:style-name="gr4" draw:text-style-name="P3" draw:layer="layout" svg:width="4.2cm" svg:height="1.276cm" svg:x="8.71cm" svg:y="10.026cm">
          <draw:text-box>
            <text:p text:style-name="P2"><text:span text:style-name="T1">dequeue / </text:span><text:span text:style-name="T1">item</text:span></text:p>
            <text:p text:style-name="P2"><text:span text:style-name="T2">if size == 1</text:span></text:p>
          </draw:text-box>
        </draw:frame>
        <draw:connector draw:style-name="gr5" draw:text-style-name="P4" draw:layer="layout" draw:type="curve" svg:x1="5.16cm" svg:y1="6.802cm" svg:x2="14.72cm" svg:y2="6.837cm" draw:start-shape="id1" draw:start-glue-point="4" draw:end-shape="id2" draw:end-glue-point="18" svg:d="M5160 6802c0-901 9560-919 9560 35" svg:viewBox="0 0 9561 714">
          <text:p/>
        </draw:connector>
        <draw:connector draw:style-name="gr5" draw:text-style-name="P4" draw:layer="layout" draw:type="curve" svg:x1="14.72cm" svg:y1="9.267cm" svg:x2="6.115cm" svg:y2="9.107cm" draw:start-shape="id2" draw:start-glue-point="12" draw:end-shape="id1" draw:end-glue-point="9" svg:d="M14720 9267c0 1105-8605 1185-8605-160" svg:viewBox="0 0 8606 1000">
          <text:p/>
        </draw:connector>
        <draw:connector draw:style-name="gr5" draw:text-style-name="P4" draw:layer="layout" draw:type="curve" svg:x1="15.26cm" svg:y1="9.402cm" svg:x2="16.215cm" svg:y2="9.007cm" draw:start-shape="id2" draw:start-glue-point="9" draw:end-shape="id2" draw:end-glue-point="15" svg:d="M15260 9402c0 753 955 950 955-395" svg:viewBox="0 0 956 987">
          <text:p/>
        </draw:connector>
        <draw:connector draw:style-name="gr5" draw:text-style-name="P4" draw:layer="layout" draw:type="curve" draw:line-skew="-0.45cm" svg:x1="16.215cm" svg:y1="7.097cm" svg:x2="15.26cm" svg:y2="6.702cm" draw:start-shape="id2" draw:start-glue-point="11" draw:end-shape="id2" draw:end-glue-point="4" svg:d="M16215 7097c0-2019-955-1821-955-395" svg:viewBox="0 0 956 1491">
          <text:p/>
        </draw:connector>
        <draw:connector draw:style-name="gr5" draw:text-style-name="P4" draw:layer="layout" draw:type="curve" svg:x1="4.205cm" svg:y1="9.107cm" svg:x2="3.81cm" svg:y2="8.152cm" draw:start-shape="id1" draw:start-glue-point="7" draw:end-shape="id1" draw:end-glue-point="6" svg:d="M4205 9107c-1344 0-1146-955-395-955" svg:viewBox="0 0 986 956">
          <text:p/>
        </draw:connector>
        <draw:connector draw:style-name="gr5" draw:text-style-name="P4" draw:layer="layout" draw:type="line" svg:x1="4.62cm" svg:y1="9.367cm" svg:x2="4.478cm" svg:y2="13.67cm" draw:start-shape="id1" draw:start-glue-point="12" draw:end-shape="id3" draw:end-glue-point="5" svg:d="M4620 9367l-142 4303" svg:viewBox="0 0 143 4304">
          <text:p/>
        </draw:connector>
        <draw:frame draw:style-name="gr6" draw:text-style-name="P3" draw:layer="layout" svg:width="3.9cm" svg:height="1cm" svg:x="0.61cm" svg:y="11.102cm">
          <draw:text-box>
            <text:p text:style-name="P2"><text:span text:style-name="T1">dequeue / error</text:span></text:p>
          </draw:text-box>
        </draw:frame>
        <draw:connector draw:style-name="gr5" draw:text-style-name="P4" draw:layer="layout" draw:type="line" svg:x1="5.7cm" svg:y1="9.367cm" svg:x2="5.61cm" svg:y2="13.202cm" draw:start-shape="id1" draw:start-glue-point="13" draw:end-shape="id3" draw:end-glue-point="4" svg:d="M5700 9367l-90 3835" svg:viewBox="0 0 91 3836">
          <text:p/>
        </draw:connector>
        <draw:frame draw:style-name="gr7" draw:text-style-name="P3" draw:layer="layout" svg:width="3.1cm" svg:height="0.802cm" svg:x="5.91cm" svg:y="11.502cm">
          <draw:text-box>
            <text:p text:style-name="P2"><text:span text:style-name="T1">peek / error</text:span></text:p>
          </draw:text-box>
        </draw:frame>
        <draw:connector draw:style-name="gr5" draw:text-style-name="P4" draw:layer="layout" draw:type="curve" draw:line-skew="1.022cm" svg:x1="16.475cm" svg:y1="8.592cm" svg:x2="16.61cm" svg:y2="8.322cm" draw:start-shape="id2" draw:start-glue-point="13" draw:end-shape="id2" draw:end-glue-point="15" svg:d="M16475 8592c2488 0 2421-270 135-270" svg:viewBox="0 0 1859 271">
          <text:p/>
        </draw:connector>
        <draw:frame draw:style-name="gr8" draw:text-style-name="P3" draw:layer="layout" svg:width="3.89cm" svg:height="1.276cm" svg:x="17.11cm" svg:y="8.526cm">
          <draw:text-box>
            <text:p text:style-name="P2"><text:span text:style-name="T1">dequ</text:span><text:span text:style-name="T1">eue / </text:span><text:span text:style-name="T1">item</text:span></text:p>
            <text:p text:style-name="P2"><text:span text:style-name="T2">if size </text:span><text:span text:style-name="T2">&gt; 1</text:span></text:p>
          </draw:text-box>
        </draw:frame>
        <draw:connector draw:style-name="gr5" draw:text-style-name="P4" draw:layer="layout" draw:type="curve" draw:line-skew="-1.001cm" svg:x1="14.305cm" svg:y1="9.007cm" svg:x2="14.305cm" svg:y2="7.097cm" draw:start-shape="id2" draw:start-glue-point="7" draw:end-shape="id2" draw:end-glue-point="5" svg:d="M14305 9007c-2845 0-2845-1910 0-1910" svg:viewBox="0 0 2135 1911">
          <text:p/>
        </draw:connector>
        <draw:frame draw:style-name="gr9" draw:text-style-name="P3" draw:layer="layout" svg:width="3.8cm" svg:height="0.9cm" svg:x="8.91cm" svg:y="7.302cm">
          <draw:text-box>
            <text:p text:style-name="P2"><text:span text:style-name="T1">enqu</text:span><text:span text:style-name="T1">eue / </text:span><text:span text:style-name="T1">null</text:span></text:p>
          </draw:text-box>
        </draw:frame>
        <draw:connector draw:style-name="gr5" draw:text-style-name="P4" draw:layer="layout" draw:type="curve" draw:line-skew="0.714cm" svg:x1="16.61cm" svg:y1="8.052cm" svg:x2="16.475cm" svg:y2="7.512cm" draw:start-shape="id2" draw:start-glue-point="10" draw:end-shape="id2" draw:end-glue-point="14" svg:d="M16610 8052c1824 0 1891-540-135-540" svg:viewBox="0 0 1512 541">
          <text:p/>
        </draw:connector>
        <draw:frame draw:style-name="gr4" draw:text-style-name="P3" draw:layer="layout" svg:width="2.2cm" svg:height="0.802cm" svg:x="17.41cm" svg:y="6.602cm">
          <draw:text-box>
            <text:p text:style-name="P2"><text:span text:style-name="T1">size / n</text:span></text:p>
          </draw:text-box>
        </draw:frame>
        <draw:frame draw:style-name="gr4" draw:text-style-name="P3" draw:layer="layout" svg:width="2.2cm" svg:height="0.802cm" svg:x="2.01cm" svg:y="5.802cm">
          <draw:text-box>
            <text:p text:style-name="P2"><text:span text:style-name="T1">size / 0</text:span></text:p>
          </draw:text-box>
        </draw:frame>
        <draw:connector draw:style-name="gr5" draw:text-style-name="P4" draw:layer="layout" draw:type="curve" draw:line-skew="-0.174cm -0.109cm" svg:x1="3.945cm" svg:y1="7.612cm" svg:x2="4.755cm" svg:y2="6.937cm" draw:start-shape="id1" draw:start-glue-point="15" draw:end-shape="id1" draw:end-glue-point="14" svg:d="M3945 7612c-1215 0-1013-710-507-1158s1317-634 1317 483" svg:viewBox="0 0 1715 1510">
          <text:p/>
        </draw:connector>
        <draw:frame draw:style-name="gr10" draw:text-style-name="P5" draw:layer="layout" svg:width="14.3cm" svg:height="1.1cm" svg:x="3.645cm" svg:y="1.7cm">
          <draw:text-box>
            <text:p>Diagramme d’états pour la classe Queue&lt;item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8:38:58.065328117</meta:creation-date>
    <dc:date>2017-10-30T09:53:39.594795967</dc:date>
    <meta:editing-duration>PT29M57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